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0000000047F00000252C838E646B613DE1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ixieland" svg:font-family="Dixieland" style:font-family-generic="swis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Century Gothic" svg:font-family="'Century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Standard"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Standard">
      <style:paragraph-properties fo:line-height="150%"/>
      <style:text-properties fo:color="#ff0000"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color="#ff0000" style:font-name="Arial" fo:font-size="12pt" style:font-size-asian="12pt" style:font-name-complex="Arial" style:font-size-complex="12pt"/>
    </style:style>
    <style:style style:name="P7" style:family="paragraph" style:parent-style-name="Standard" style:list-style-name="WW8Num4">
      <style:paragraph-properties fo:line-height="150%"/>
      <style:text-properties fo:color="#ff0000" style:font-name="Arial" fo:font-size="12pt" style:font-size-asian="12pt" style:font-name-complex="Arial" style:font-size-complex="12pt"/>
    </style:style>
    <style:style style:name="P8" style:family="paragraph" style:parent-style-name="Standard" style:list-style-name="WW8Num5">
      <style:paragraph-properties fo:line-height="150%"/>
      <style:text-properties fo:color="#ff0000"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 style:list-style-name="WW8Num3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0cc3c1"/>
    </style:style>
    <style:style style:name="P12" style:family="paragraph" style:parent-style-name="Standard" style:list-style-name="WW8Num5">
      <style:paragraph-properties fo:line-height="150%"/>
    </style:style>
    <style:style style:name="P13" style:family="paragraph" style:parent-style-name="Standard">
      <style:paragraph-properties fo:line-height="150%"/>
      <style:text-properties officeooo:paragraph-rsid="000d91c1"/>
    </style:style>
    <style:style style:name="P14" style:family="paragraph" style:parent-style-name="Standard">
      <style:paragraph-properties fo:line-height="150%"/>
      <style:text-properties fo:color="#000000" style:font-name="Arial" fo:font-size="12pt" style:font-size-asian="12pt" style:font-name-complex="Arial" style:font-size-complex="12pt"/>
    </style:style>
    <style:style style:name="P15" style:family="paragraph" style:parent-style-name="Standard">
      <style:paragraph-properties fo:line-height="150%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0b9c93" officeooo:paragraph-rsid="000b9c93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weight="normal" officeooo:rsid="000cb175" officeooo:paragraph-rsid="000cb175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weight="normal" officeooo:rsid="000cc3c1" officeooo:paragraph-rsid="000cc3c1" style:font-weight-asian="normal" style:font-weight-complex="normal"/>
    </style:style>
    <style:style style:name="P20" style:family="paragraph" style:parent-style-name="Standard" style:list-style-name="L1">
      <style:paragraph-properties fo:line-height="150%"/>
      <style:text-properties officeooo:rsid="000d91c1" officeooo:paragraph-rsid="000d91c1"/>
    </style:style>
    <style:style style:name="P21" style:family="paragraph" style:parent-style-name="Standard">
      <style:paragraph-properties fo:margin-left="0cm" fo:margin-right="0.079cm" fo:text-indent="0cm" style:auto-text-indent="false"/>
    </style:style>
    <style:style style:name="P22" style:family="paragraph" style:parent-style-name="Standard">
      <style:paragraph-properties fo:margin-left="0cm" fo:margin-right="0.079cm" fo:text-indent="0cm" style:auto-text-indent="false"/>
      <style:text-properties style:font-name="Arial" style:font-name-complex="Arial"/>
    </style:style>
    <style:style style:name="P23" style:family="paragraph" style:parent-style-name="Heading" style:master-page-name="Standard">
      <style:paragraph-properties style:page-number="auto"/>
      <style:text-properties style:font-name="Arial" fo:font-size="12pt" style:font-size-asian="12pt" style:font-name-complex="Arial" style:font-size-complex="12pt"/>
    </style:style>
    <style:style style:name="P24" style:family="paragraph" style:parent-style-name="Heading_20_2">
      <style:paragraph-properties fo:line-height="150%"/>
    </style:style>
    <style:style style:name="P25" style:family="paragraph" style:parent-style-name="Heading_20_2">
      <style:paragraph-properties fo:line-height="150%" fo:text-align="center" style:justify-single-word="false"/>
    </style:style>
    <style:style style:name="P26" style:family="paragraph" style:parent-style-name="Heading_20_2" style:list-style-name="L4">
      <style:paragraph-properties fo:line-height="150%"/>
      <style:text-properties officeooo:paragraph-rsid="000d91c1"/>
    </style:style>
    <style:style style:name="P27" style:family="paragraph" style:parent-style-name="Heading_20_2" style:list-style-name="L4">
      <style:paragraph-properties fo:line-height="150%"/>
      <style:text-properties officeooo:paragraph-rsid="000f27d4"/>
    </style:style>
    <style:style style:name="P28" style:family="paragraph" style:parent-style-name="Heading_20_2">
      <style:paragraph-properties fo:line-height="150%"/>
      <style:text-properties style:font-name="Arial" fo:font-size="12pt" style:font-size-asian="12pt" style:font-name-complex="Arial" style:font-size-complex="12pt"/>
    </style:style>
    <style:style style:name="P29" style:family="paragraph" style:parent-style-name="Heading_20_2">
      <style:paragraph-properties fo:line-height="150%"/>
      <style:text-properties style:font-name="Arial" fo:font-size="12pt" fo:font-weight="normal" officeooo:rsid="000d91c1" officeooo:paragraph-rsid="000d91c1" style:font-size-asian="12pt" style:font-weight-asian="normal" style:font-name-complex="Arial" style:font-size-complex="12pt" style:font-weight-complex="normal"/>
    </style:style>
    <style:style style:name="P30" style:family="paragraph" style:parent-style-name="Heading_20_2">
      <style:paragraph-properties fo:line-height="150%"/>
      <style:text-properties fo:color="#ff0000" style:font-name="Arial" fo:font-size="12pt" style:font-size-asian="12pt" style:font-name-complex="Arial" style:font-size-complex="12pt"/>
    </style:style>
    <style:style style:name="P31" style:family="paragraph" style:parent-style-name="Heading_20_2" style:list-style-name="L4">
      <style:paragraph-properties fo:line-height="150%"/>
      <style:text-properties officeooo:rsid="000f27d4" officeooo:paragraph-rsid="000f27d4"/>
    </style:style>
    <style:style style:name="P32" style:family="paragraph" style:parent-style-name="Heading_20_4">
      <style:paragraph-properties fo:line-height="150%"/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P33" style:family="paragraph" style:parent-style-name="Footer">
      <style:paragraph-properties fo:text-align="end" style:justify-single-word="false"/>
    </style:style>
    <style:style style:name="P34" style:family="paragraph" style:parent-style-name="Header">
      <style:paragraph-properties fo:text-align="center" style:justify-single-word="false"/>
      <style:text-properties style:font-name="Century Gothic" fo:font-size="9pt" fo:font-weight="bold" style:font-size-asian="9pt" style:font-weight-asian="bold" style:font-name-complex="Browallia New" style:font-size-complex="9pt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3" style:family="text">
      <style:text-properties style:font-name="Arial" fo:font-size="12pt" fo:font-weight="normal" officeooo:rsid="000cc3c1" style:font-size-asian="12pt" style:font-weight-asian="normal" style:font-name-complex="Arial" style:font-size-complex="12pt" style:font-weight-complex="normal"/>
    </style:style>
    <style:style style:name="T4" style:family="text">
      <style:text-properties style:font-name="Arial" fo:font-size="12pt" fo:font-weight="normal" officeooo:rsid="000d91c1" style:font-size-asian="12pt" style:font-weight-asian="normal" style:font-name-complex="Arial" style:font-size-complex="12pt" style:font-weight-complex="normal"/>
    </style:style>
    <style:style style:name="T5" style:family="text">
      <style:text-properties style:font-name="Arial" fo:font-size="12pt" fo:font-weight="normal" officeooo:rsid="000f27d4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933b6" style:font-weight-asian="bold" style:font-weight-complex="bold"/>
    </style:style>
    <style:style style:name="T10" style:family="text"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T11" style:family="text">
      <style:text-properties fo:color="#ff0000" style:font-name="Arial" fo:font-size="12pt" style:font-size-asian="12pt" style:font-name-complex="Arial" style:font-size-complex="12pt"/>
    </style:style>
    <style:style style:name="T12" style:family="text">
      <style:text-properties fo:color="#000000" style:font-name="Arial" fo:font-size="12pt" style:font-size-asian="12pt" style:font-name-complex="Arial" style:font-size-complex="12pt"/>
    </style:style>
    <style:style style:name="T13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14" style:family="text">
      <style:text-properties fo:color="#000000" style:font-name="Arial" fo:font-size="12pt" fo:font-weight="bold" officeooo:rsid="000933b6" style:font-size-asian="12pt" style:font-weight-asian="bold" style:font-name-complex="Arial" style:font-size-complex="12pt" style:font-weight-complex="bold"/>
    </style:style>
    <style:style style:name="T15" style:family="text">
      <style:text-properties style:font-name="Century Gothic" fo:font-size="9pt" fo:font-weight="bold" style:font-size-asian="9pt" style:font-weight-asian="bold" style:font-name-complex="Browallia New" style:font-size-complex="9pt"/>
    </style:style>
    <style:style style:name="T16" style:family="text">
      <style:text-properties style:font-name="Century Gothic" fo:font-size="9pt" fo:font-weight="bold" style:font-name-asian="Century Gothic" style:font-size-asian="9pt" style:font-weight-asian="bold" style:font-name-complex="Century Gothic" style:font-size-complex="9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9cm" svg:stroke-color="#000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Heading"><text:span text:style-name="T1">MODELO PARA RELATÓRIO PARCIAL OU FINAL DE INICIAÇÃO CIENTÍFICA</text:span></text:p>
      <text:p text:style-name="P1"><text:span text:style-name="T10">(Obs: usar Fonte Times New Roman ou Arial, Tamanho 12)</text:span></text:p>
      <text:p text:style-name="P4"/>
      <text:h text:style-name="P24" text:outline-level="2"><text:span text:style-name="T1">1. IDENTIFICAÇÃO</text:span></text:h>
      <text:p text:style-name="P14">Nome do Orientador: <text:span text:style-name="T9">Eugênio Júlio Messala Cândido Carvalho</text:span></text:p>
      <text:p text:style-name="P9"><text:span text:style-name="T12">Nome do Estudante: </text:span><text:span text:style-name="T14">Lucas Salvino de Deus</text:span></text:p>
      <text:p text:style-name="P9"><text:span text:style-name="T12">Título do Projeto: </text:span><text:span text:style-name="T14">Planejamento de Rotas pela aplicação de Algoritmos e Redes de Petri (Inscr. nº 6626)</text:span></text:p>
      <text:p text:style-name="P14">Título do Plano de trabalho: <text:span text:style-name="T9">Aplicação de Algoritmos Genéticos para Resolução de Caminhos Hamiltonianos.</text:span></text:p>
      <text:p text:style-name="P9"><text:span text:style-name="T12">Vigência do Plano de trabalho: </text:span><text:span text:style-name="T14">Agosto 2017 a Julho de 2018.</text:span></text:p>
      <text:p text:style-name="P14"/>
      <text:h text:style-name="P24" text:outline-level="2"><text:span text:style-name="T1">2 INTRODUÇÃO</text:span></text:h>
      <text:p text:style-name="P17"><text:span text:style-name="T1"><text:tab/>A solução de rotas por meio de modelagem em grafos vem se tornando um</text:span></text:p>
      <text:p text:style-name="P17"><text:span text:style-name="T1">desafio crescente quando se trata de estudos de tráfego nas mais diferentes áreas: mobilidade, telecomunicações, processos produtivos, etc (FERREIRA, 2011).</text:span></text:p>
      <text:p text:style-name="P17"><text:span text:style-name="T1"><text:tab/>Neste trabalho pretende-se estudar modelo de grafos que consigam ser</text:span></text:p>
      <text:p text:style-name="P17"><text:span text:style-name="T1">solucionados por meio de algoritmos, em especial os Algoritmos Genéticos para</text:span></text:p>
      <text:p text:style-name="P17"><text:span text:style-name="T1">resolução de Caminhos Hamiltonianos a fim de reduzir custos computacionais ou</text:span></text:p>
      <text:p text:style-name="P17"><text:span text:style-name="T1">financeiros dos sistemas a serem simulados (CASAGRANDE et al, 2017).</text:span></text:p>
      <text:p text:style-name="P17"><text:span text:style-name="T1"><text:tab/>Algoritmos Genéticos são algoritmos de otimização global, baseados nos</text:span></text:p>
      <text:p text:style-name="P17"><text:span text:style-name="T1">mecanismos de seleção natural e da genética. Eles empregam uma estratégia de</text:span></text:p>
      <text:p text:style-name="P17"><text:span text:style-name="T1">busca paralela e estruturada, mas aleatória, que é voltada em direção ao reforço da busca de pontos de "alta aptidão", ou seja, pontos nos quais a função a ser minimizada (ou maximizada) tem valores relativamente baixos (ou altos).</text:span></text:p>
      <text:p text:style-name="P18"><text:span text:style-name="T1"><text:tab/>A moderna teoria da evolução combina a genética e as ideias de Darwin e Wallace sobre a seleção natural, criando o princípio básico de Genética Populacional: a variabilidade entre indivíduos em uma população de organismos </text:span><text:soft-page-break/><text:span text:style-name="T1">que se reproduzem sexualmente é produzida pela mutação e pela recombinação genética. Este princípio foi desenvolvido durante os anos 30 e 40, por biólogos e matemáticos de importantes centros de pesquisa. Nos anos 50 e 60, muitos biólogos começaram a desenvolver simulações computacionais de sistemas genéticos (DE CARVALHO, 2015).</text:span></text:p>
      <text:p text:style-name="P18"><text:span text:style-name="T1"><text:tab/>Entretanto, foi John Holland quem começou, seriamente, a desenvolver as primeiras pesquisas no tema. Holland foi gradualmente refinando suas ideias e em 1975 publicou o seu livro Adaptation in Natural and Artificial Systems, hoje considerado a Bíblia de Algoritmos Genéticos. Desde então, estes algoritmos vêm sendo aplicados com sucesso nos mais diversos problemas de otimização e aprendizado de máquina.</text:span></text:p>
      <text:p text:style-name="P19"><text:span text:style-name="T1"><text:tab/>O planejamento de uma rota envolve um estudo das características de tráfego na área considerada para o posicionamento das unidades móveis, os nós (entroncamentos, elementos de comutação) e seus destinos (CARLSON, 2006).</text:span></text:p>
      <text:p text:style-name="P19"><text:span text:style-name="T1"><text:tab/>Esses elementos podem ser representados com pesos em arestas para a modelo de grafo padrão, ou como estados de transição para as Redes de Petri e solucionados por meio dos Algoritmos Genéticos (KHAZAII, 2016).</text:span></text:p>
      <text:p text:style-name="P11"><text:span text:style-name="T3"><text:tab/>A determinação de um caminho hamiltoniano ótimo é um problema pertencente à classe NP e sia resolução não é trivial, sendo muito comum a utilização de técnicas bioinspiradas para a obtenção de resultados satisfatórios (KUNZLI, et al, 2016).</text:span></text:p>
      <text:p text:style-name="P5"/>
      <text:h text:style-name="P24" text:outline-level="2"><text:span text:style-name="T1">3 OBJETIVOS</text:span></text:h>
      <text:h text:style-name="P28" text:outline-level="2">3.1 Objetivo geral</text:h>
      <text:list xml:id="list8688711761110058760" text:style-name="L1">
        <text:list-item>
          <text:p text:style-name="P20"><text:span text:style-name="T1">Desenvolver um algoritmo de planejamento de caminhos hamiltonianos, utilizando algoritmo genético, visando a redução de custos para um mapa com <text:s/></text:span><text:span text:style-name="T1"><draw:frame draw:style-name="fr3" draw:name="Objeto1" text:anchor-type="as-char" svg:y="-0.377cm" svg:width="0.422cm" svg:height="0.467cm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1"> vértices.</text:span></text:p>
        </text:list-item>
      </text:list>
      <text:h text:style-name="P24" text:outline-level="2"><text:soft-page-break/><text:span text:style-name="T1">3.2 Objetivos específicos (se aplicáveis)</text:span></text:h>
      <text:h text:style-name="P29" text:outline-level="2"/>
      <text:list xml:id="list1765824439839167092" text:style-name="L4">
        <text:list-item>
          <text:list>
            <text:list-item>
              <text:h text:style-name="P26" text:outline-level="2"><text:span text:style-name="T4">Criar modelagem do problema para garantir sua utilização em um algoritmo genético.</text:span></text:h>
            </text:list-item>
            <text:list-item>
              <text:h text:style-name="P27" text:outline-level="2"><text:span text:style-name="T4">D</text:span><text:span text:style-name="T5">esenvolver a implementação do algoritmo Genético. </text:span></text:h>
            </text:list-item>
            <text:list-item>
              <text:h text:style-name="P31" text:outline-level="2"><text:span text:style-name="T5">E</text:span><text:span text:style-name="T2">xecutar testes e identificar possíveis pontos de melhoria, tanto de convergência quando de otimização computacional. </text:span></text:h>
            </text:list-item>
          </text:list>
        </text:list-item>
      </text:list>
      <text:p text:style-name="P13"><text:span text:style-name="T4"/></text:p>
      <text:p text:style-name="P13"><text:span text:style-name="T4"/></text:p>
      <text:h text:style-name="P24" text:outline-level="2"><text:span text:style-name="T1">4 MATERIAIS E MÉTODOS</text:span></text:h>
      <text:p text:style-name="P2"/>
      <text:h text:style-name="P24" text:outline-level="2"><text:span text:style-name="T1">5 RESULTADOS</text:span></text:h>
      <text:p text:style-name="P6">Se for necessário utilizar tabelas ou figuras, seguir as instruções abaixo:</text:p>
      <text:list xml:id="list6469843508765101369" text:style-name="WW8Num3">
        <text:list-item>
          <text:p text:style-name="P10"><text:span text:style-name="T11">As</text:span><text:span text:style-name="T10"> Tabelas</text:span><text:span text:style-name="T11"> são numeradas sequencialmente (Tabela 1, Tabela 2, etc). Seu título deve ser informativo, colocado acima e justificado à esquerda. Notas de rodapé (a, b, c...) descrevendo aspectos da tabela podem ser colocados diretamente abaixo da mesma.</text:span></text:p>
        </text:list-item>
        <text:list-item>
          <text:p text:style-name="P10"><text:span text:style-name="T11">As </text:span><text:span text:style-name="T10">Figuras </text:span><text:span text:style-name="T11">(fotos, esquemas, gráficos) são numeradas sequencialmente (Figura 1, Figura 2, etc). Seu título deve ser informativo, colocado abaixo e justificado à esquerda, descrevendo o que é mostrado.</text:span></text:p>
        </text:list-item>
      </text:list>
      <text:p text:style-name="P5"/>
      <text:h text:style-name="P24" text:outline-level="2"><text:span text:style-name="T1">6 DISCUSSÃO </text:span></text:h>
      <text:h text:style-name="P28" text:outline-level="2"/>
      <text:h text:style-name="P24" text:outline-level="2"><text:span text:style-name="T1">7 CONCLUSÃO</text:span></text:h>
      <text:p text:style-name="P9"><text:span text:style-name="T11">Atenção, a conclusão deve responder os objetivos</text:span></text:p>
      <text:h text:style-name="P32" text:outline-level="4"/>
      <text:p text:style-name="P15">REFERÊNCIAS</text:p>
      <text:p text:style-name="P15"/>
      <text:p text:style-name="P16"><text:soft-page-break/><text:span text:style-name="T1">ASSINATURA DO ESTUDANTE:</text:span></text:p>
      <text:p text:style-name="P3"/>
      <text:p text:style-name="P3">Goiânia,..........de..........................de.................. <text:s text:c="6"/>Assinatura:................................................................................</text:p>
      <text:p text:style-name="P3"/>
      <text:p text:style-name="P3"/>
      <text:p text:style-name="P3">ASSINATURA DO ORIENTADOR:</text:p>
      <text:p text:style-name="P3"/>
      <text:p text:style-name="P3">Goiânia,..........de..........................de.................. <text:s text:c="6"/>Assinatura:................................................................................</text:p>
      <text:p text:style-name="P15"/>
      <text:p text:style-name="P15"/>
      <text:h text:style-name="P25" text:outline-level="2"><text:span text:style-name="T11">OBSERVAÇÕES</text:span></text:h>
      <text:h text:style-name="P30" text:outline-level="2">LEMBRAR DE FAZER</text:h>
      <text:list xml:id="list8705711834377847020" text:style-name="WW8Num4">
        <text:list-item>
          <text:p text:style-name="P7">siga uma ordem lógica;</text:p>
        </text:list-item>
        <text:list-item>
          <text:p text:style-name="P7">tente ser claro, conciso e completo;</text:p>
        </text:list-item>
        <text:list-item>
          <text:p text:style-name="P7">cite apenas referências relevantes e necessárias;</text:p>
        </text:list-item>
        <text:list-item>
          <text:p text:style-name="P7">confira a digitação.</text:p>
        </text:list-item>
      </text:list>
      <text:p text:style-name="P5"/>
      <text:h text:style-name="P30" text:outline-level="2">LEMBRAR DE NÃO FAZER</text:h>
      <text:list xml:id="list4238813016807049781" text:style-name="WW8Num5">
        <text:list-item>
          <text:p text:style-name="P8">uso de gíria de laboratório ou de rua;</text:p>
        </text:list-item>
        <text:list-item>
          <text:p text:style-name="P8">sentenças ou parágrafos muito longos;</text:p>
        </text:list-item>
        <text:list-item>
          <text:p text:style-name="P12"><text:span text:style-name="T11">nunca apresente parte de livros ou idéias da literatura como suas - é plágio, um crime intelectual (a não ser como citação literal. Nesse caso, deve colocar o número da página de onde foi retirado)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ixieland" svg:font-family="Dixieland" style:font-family-generic="swis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Century Gothic" svg:font-family="'Century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color="#000000"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0000" fo:font-size="14pt" fo:language="pt" fo:country="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text-indent="0cm" style:auto-text-indent="false" fo:keep-with-next="always"/>
      <style:text-properties fo:color="#000000"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00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size="12pt" fo:language="pt" fo:country="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00"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49cm" style:auto-text-indent="false"/>
      <style:text-properties fo:color="#000000"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fo:color="#ff0000"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ff0000"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6z0" style:family="text"/>
    <style:style style:name="WW8NumSt1z0" style:family="text">
      <style:text-properties style:font-name="Dixieland" fo:font-family="Dixieland" style:font-family-generic="swiss" style:font-charset="x-symbol" fo:font-size="24pt" style:font-size-asian="24pt" style:font-name-complex="Dixieland" style:font-family-complex="Dixieland" style:font-family-generic-complex="swiss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odapé_20_Char" style:display-name="Rodapé Char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 style:parent-style-name="Standard">
      <style:paragraph-properties fo:margin-left="0cm" fo:margin-right="0.079cm" fo:text-indent="0cm" style:auto-text-indent="false"/>
    </style:style>
    <style:style style:name="MP3" style:family="paragraph" style:parent-style-name="Standard">
      <style:paragraph-properties fo:margin-left="0cm" fo:margin-right="0.079cm" fo:text-indent="0cm" style:auto-text-indent="false"/>
      <style:text-properties style:font-name="Arial" style:font-name-complex="Arial"/>
    </style:style>
    <style:style style:name="MP4" style:family="paragraph" style:parent-style-name="Header">
      <style:paragraph-properties fo:text-align="center" style:justify-single-word="false"/>
      <style:text-properties style:font-name="Century Gothic" fo:font-size="9pt" fo:font-weight="bold" style:font-size-asian="9pt" style:font-weight-asian="bold" style:font-name-complex="Browallia New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weight="bold" style:font-weight-asian="bold" style:font-name-complex="Arial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Century Gothic" fo:font-size="9pt" fo:font-weight="bold" style:font-name-asian="Century Gothic" style:font-size-asian="9pt" style:font-weight-asian="bold" style:font-name-complex="Century Gothic" style:font-size-complex="9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000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7" draw:style-name="Mgr1" draw:text-style-name="MP1" svg:x1="8.89cm" svg:y1="-0.31cm" svg:x2="8.89cm" svg:y2="2.865cm"><text:p/></draw:line><draw:frame draw:style-name="Mfr1" draw:name="Quadro1" text:anchor-type="char" svg:x="9.208cm" svg:y="-0.31cm" svg:width="8.255cm" svg:height="3.175cm" draw:z-index="11"><draw:text-box><text:p text:style-name="MP2"><text:span text:style-name="MT1">PRÓ-REITORIA DE PÓS-GRADUAÇÃO E PESQUISA</text:span></text:p><text:p text:style-name="MP3">Av. Universitária, 1069 – St. Universitário</text:p><text:p text:style-name="MP3">Caixa Postal 86 – CEP 74605-010</text:p><text:p text:style-name="MP3">Goiânia-Goiás</text:p><text:p text:style-name="MP3">Telefone/Fax: (62)3946-1070 ou 1071</text:p><text:p text:style-name="MP2"><text:a xlink:type="simple" xlink:href="http://www.pucgoias.edu.br/" text:style-name="Internet_20_link" text:visited-style-name="Visited_20_Internet_20_Link"><text:span text:style-name="Internet_20_link"><text:span text:style-name="MT2">www.pucgoias.edu.br</text:span></text:span></text:a><text:span text:style-name="MT2"> <text:s/>/ </text:span><text:a xlink:type="simple" xlink:href="mailto:prope@pucgoias.edu.br" text:style-name="Internet_20_link" text:visited-style-name="Visited_20_Internet_20_Link"><text:span text:style-name="Internet_20_link"><text:span text:style-name="MT2">prope@pucgoias.edu.br</text:span></text:span></text:a><text:span text:style-name="MT2"> </text:span></text:p><text:p text:style-name="MP3"/></draw:text-box></draw:frame><draw:frame draw:style-name="Mfr2" draw:name="Figura1" text:anchor-type="as-char" svg:width="4.443cm" svg:height="2.66cm" draw:z-index="3"><draw:image xlink:href="Pictures/100000000000047F00000252C838E646B613DE19.jpg" xlink:type="simple" xlink:show="embed" xlink:actuate="onLoad"/></draw:frame><text:span text:style-name="MT3"> </text:span></text:p>
        <text:p text:style-name="MP4"/>
      </style:header>
      <style:footer>
        <text:p text:style-name="MP5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</dc:title>
    <meta:initial-creator>ucg</meta:initial-creator>
    <meta:creation-date>2017-01-30T10:16:00</meta:creation-date>
    <dc:date>2018-03-22T01:01:49.461138711</dc:date>
    <meta:print-date>2002-04-01T10:41:00</meta:print-date>
    <meta:editing-cycles>9</meta:editing-cycles>
    <meta:editing-duration>PT23M44S</meta:editing-duration>
    <meta:generator>LibreOffice/5.1.6.2$Linux_X86_64 LibreOffice_project/10m0$Build-2</meta:generator>
    <meta:document-statistic meta:table-count="0" meta:image-count="1" meta:object-count="1" meta:page-count="4" meta:paragraph-count="61" meta:word-count="744" meta:character-count="5196" meta:non-whitespace-character-count="4495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